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llo world!</text:p>
      <text:p text:style-name="Title_20_page_20_heading_20_first">as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margin-top="0cm" fo:margin-bottom="0.406cm" style:contextual-spacing="false" fo:line-height="100%" fo:text-align="center" style:justify-single-word="false"/>
    </style:style>
    <style:style style:name="Date" style:family="paragraph" style:parent-style-name="Standard" style:class="html">
      <style:paragraph-properties fo:margin-top="0cm" fo:margin-bottom="0.406cm" style:contextual-spacing="false" fo:text-align="center" style:justify-single-word="false"/>
    </style:style>
    <style:style style:name="Abstract" style:family="paragraph" style:parent-style-name="Standard" style:class="html">
      <style:paragraph-properties fo:margin-left="1.27cm" fo:margin-right="1.27cm" fo:margin-top="0.838cm" fo:margin-bottom="0.838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Times New Roman1" fo:font-family="'Times New Roman'" style:font-style-name="Regular" style:font-family-generic="roman" style:font-pitch="variable" fo:font-size="12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200%" fo:text-indent="1.27cm" style:auto-text-indent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03cm" fo:margin-bottom="0.838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 style:master-page-name="">
      <style:paragraph-properties fo:margin-top="0.203cm" fo:margin-bottom="0.838cm" style:contextual-spacing="false" fo:text-align="center" style:justify-single-word="false" style:page-number="auto"/>
      <style:text-properties fo:font-style="normal"/>
    </style:style>
    <style:style style:name="Figure" style:family="paragraph" style:parent-style-name="Standard" style:class="extra">
      <style:paragraph-properties fo:text-align="center" style:justify-single-word="false"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838cm" fo:margin-bottom="0cm" style:contextual-spacing="false" fo:line-height="200%" fo:text-align="center" style:justify-single-word="false" style:page-number="auto"/>
      <style:text-properties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06cm" fo:margin-bottom="0cm" style:contextual-spacing="false" fo:line-height="200%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line-height="200%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line-height="200%" fo:text-indent="1.27cm" style:auto-text-indent="false"/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line-height="200%" fo:text-indent="1.27cm" style:auto-text-indent="false"/>
      <style:text-properties fo:font-size="12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line-height="200%" fo:text-indent="1.27cm" style:auto-text-indent="false"/>
      <style:text-properties fo:font-size="12pt" fo:font-style="italic" fo:font-weight="normal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.27cm" fo:margin-right="0cm" fo:margin-top="0cm" fo:margin-bottom="0cm" style:contextual-spacing="false" fo:line-height="200%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03cm" fo:margin-right="0cm" fo:line-height="200%" fo:text-indent="-0.203cm" style:auto-text-indent="false" text:number-lines="false" text:line-number="0">
        <style:tab-stops/>
      </style:paragraph-properties>
      <style:text-properties fo:font-size="12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 style:master-page-name="">
      <style:paragraph-properties fo:margin-top="0cm" fo:margin-bottom="0.406cm" style:contextual-spacing="false" fo:line-height="100%" fo:text-align="center" style:justify-single-word="false" style:page-number="auto"/>
      <style:text-properties fo:font-size="12pt" fo:font-weight="bold" style:font-size-asian="28pt" style:font-weight-asian="bold" style:font-size-complex="28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  <style:text-properties fo:font-weight="bold"/>
    </style:style>
    <style:style style:name="Subtitle" style:family="paragraph" style:parent-style-name="Heading" style:next-style-name="Text_20_body" style:class="chapter">
      <style:paragraph-properties fo:margin-top="0cm" fo:margin-bottom="0.406cm" style:contextual-spacing="false" fo:line-height="100%" fo:text-align="center" style:justify-single-word="false"/>
      <style:text-properties fo:font-size="12pt" fo:font-weight="bold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Bibliography" style:family="paragraph" style:parent-style-name="Standard">
      <style:paragraph-properties fo:margin-left="1.27cm" fo:margin-right="0cm" fo:line-height="200%" fo:text-indent="-1.27cm" style:auto-text-indent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pigraph" style:family="paragraph" style:parent-style-name="Text_20_body" style:master-page-name="">
      <style:paragraph-properties fo:margin-left="10.16cm" fo:margin-right="0cm" fo:text-indent="0cm" style:auto-text-indent="false" style:page-number="auto"/>
      <style:text-properties officeooo:rsid="001e4288"/>
    </style:style>
    <style:style style:name="Epigraph_20_source" style:display-name="Epigraph source" style:family="paragraph" style:parent-style-name="Epigraph">
      <style:paragraph-properties fo:text-align="end" style:justify-single-word="false"/>
    </style:style>
    <style:style style:name="Faux_20_page_20_break" style:display-name="Faux page break" style:family="paragraph" style:parent-style-name="Standard" style:master-page-name="">
      <style:paragraph-properties style:page-number="auto" fo:break-before="page"/>
    </style:style>
    <style:style style:name="Title_20_page_20_text" style:display-name="Title page text" style:family="paragraph" style:parent-style-name="Text_20_body" style:master-page-name="">
      <style:paragraph-properties fo:line-height="100%" style:page-number="auto"/>
      <style:text-properties officeooo:rsid="0026f309"/>
    </style:style>
    <style:style style:name="Title_20_page_20_heading" style:display-name="Title page heading" style:family="paragraph" style:parent-style-name="Text_20_body">
      <style:paragraph-properties fo:margin-left="0cm" fo:margin-right="0cm" fo:margin-top="0.838cm" fo:margin-bottom="0cm" style:contextual-spacing="false" fo:line-height="100%" fo:text-align="center" style:justify-single-word="false" fo:text-indent="0cm" style:auto-text-indent="false"/>
      <style:text-properties fo:font-weight="bold" officeooo:rsid="0026f309"/>
    </style:style>
    <style:style style:name="Title_20_page_20_heading_20_first" style:display-name="Title page heading first" style:family="paragraph" style:parent-style-name="Title_20_page_20_heading">
      <style:paragraph-properties fo:margin-top="5.08cm" fo:margin-bottom="0cm" style:contextual-spacing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none" fo:font-weight="normal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09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3T16:33:01.624000000</dc:date>
    <meta:editing-duration>PT1H32M35S</meta:editing-duration>
    <meta:editing-cycles>11</meta:editing-cycles>
    <meta:document-statistic meta:table-count="0" meta:image-count="0" meta:object-count="0" meta:page-count="1" meta:paragraph-count="3" meta:word-count="4" meta:character-count="18" meta:non-whitespace-character-count="16"/>
  </office:meta>
</office:document-meta>
</file>